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mb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6.3" calcext:value-type="float">
            <text:p>16.3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string" calcext:value-type="string">
            <text:p>Provisional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Forecast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Forecast</text:p>
          </table:table-cell>
          <table:table-cell/>
        </table:table-row>
      </table:table>
      <table:table table:name="luton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month0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nw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5.32258" calcext:value-type="float">
            <text:p>15.32258</text:p>
          </table:table-cell>
          <table:table-cell office:value-type="float" office:value="9.096774" calcext:value-type="float">
            <text:p>9.09677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string" calcext:value-type="string">
            <text:p>autumn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9.5" calcext:value-type="float">
            <text:p>9.5</text:p>
          </table:table-cell>
          <table:table-cell office:value-type="float" office:value="3.666667" calcext:value-type="float">
            <text:p>3.666667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string" calcext:value-type="string">
            <text:p>autumn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7.032258" calcext:value-type="float">
            <text:p>7.032258</text:p>
          </table:table-cell>
          <table:table-cell office:value-type="float" office:value="2.258065" calcext:value-type="float">
            <text:p>2.258065</text:p>
          </table:table-cell>
          <table:table-cell office:value-type="float" office:value="3" calcext:value-type="float">
            <text:p>3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string" calcext:value-type="string">
            <text:p>wintr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7.709677" calcext:value-type="float">
            <text:p>7.709677</text:p>
          </table:table-cell>
          <table:table-cell office:value-type="float" office:value="2.516129" calcext:value-type="float">
            <text:p>2.516129</text:p>
          </table:table-cell>
          <table:table-cell office:value-type="float" office:value="0" calcext:value-type="float">
            <text:p>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wintry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.107143" calcext:value-type="float">
            <text:p>5.10714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36.975" calcext:value-type="float">
            <text:p>36.975</text:p>
          </table:table-cell>
          <table:table-cell/>
          <table:table-cell office:value-type="string" calcext:value-type="string">
            <text:p>wintry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09:08:52.131994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0:10:14.874616401</dc:date>
    <meta:editing-duration>PT1H8M53S</meta:editing-duration>
    <meta:editing-cycles>4</meta:editing-cycles>
    <meta:generator>LibreOffice/5.2.7.2$Linux_X86_64 LibreOffice_project/20m0$Build-2</meta:generator>
    <meta:document-statistic meta:table-count="2" meta:cell-count="98" meta:object-count="0"/>
  </office:meta>
</office:document-meta>
</file>